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hapter_20_Title" style:master-page-name="First_20_Page">
      <style:paragraph-properties style:page-number="auto"/>
    </style:style>
    <style:style style:name="P8" style:family="paragraph" style:parent-style-name="Text_20_body">
      <style:text-properties officeooo:paragraph-rsid="00043c65"/>
    </style:style>
    <style:style style:name="P9" style:family="paragraph" style:parent-style-name="Text_20_body">
      <style:text-properties fo:language="en" fo:country="US"/>
    </style:style>
    <style:style style:name="P10" style:family="paragraph" style:parent-style-name="Chapter_20_Number">
      <style:text-properties officeooo:paragraph-rsid="00043c65"/>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officeooo:rsid="00043c65"/>
    </style:style>
    <style:style style:name="T2" style:family="text">
      <style:text-properties fo:language="en" fo:country="US"/>
    </style:style>
    <style:style style:name="T3" style:family="text">
      <style:text-properties officeooo:rsid="000adccb"/>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etter-spacing="-0.0028in"/>
    </style:style>
    <style:style style:name="T12" style:family="text">
      <style:text-properties style:font-name-complex="Utopia-Italic"/>
    </style:style>
    <style:style style:name="T13" style:family="text">
      <style:text-properties style:font-name="Utopia-Italic" fo:font-style="italic" style:font-style-asian="italic" style:font-name-complex="Utopia-Italic" style:font-style-complex="italic"/>
    </style:style>
    <style:style style:name="T14" style:family="text">
      <style:text-properties fo:language="en" fo:country="US"/>
    </style:style>
    <style:style style:name="T15" style:family="text">
      <style:text-properties fo:language="en" fo:country="US" style:font-name-complex="Utopia-Italic"/>
    </style:style>
    <style:style style:name="T16" style:family="text">
      <style:text-properties fo:language="en" fo:country="US" officeooo:rsid="00043c65"/>
    </style:style>
    <style:style style:name="T17" style:family="text">
      <style:text-properties fo:language="en" fo:country="US" officeooo:rsid="0005b020"/>
    </style:style>
    <style:style style:name="T18" style:family="text">
      <style:text-properties fo:language="en" fo:country="US" officeooo:rsid="00094272"/>
    </style:style>
    <style:style style:name="T19" style:family="text">
      <style:text-properties fo:font-style="normal" fo:font-weight="bold" style:font-style-asian="normal" style:font-weight-asian="bold"/>
    </style:style>
    <style:style style:name="T20" style:family="text">
      <style:text-properties style:font-name="TheSansMonoCondensed-SemiLightI" style:font-name-complex="TheSansMonoCondensed-SemiLightI"/>
    </style:style>
    <style:style style:name="T21" style:family="text">
      <style:text-properties style:font-name-asian="TheSansMonoConNormal"/>
    </style:style>
    <style:style style:name="T22" style:family="text">
      <style:text-properties style:font-name="Utopia-Bold" fo:language="en" fo:country="US" style:font-name-complex="Utopia-Bold"/>
    </style:style>
    <style:style style:name="T23" style:family="text">
      <style:text-properties style:font-name="TheSansMonoCondensed-Bold" fo:language="en" fo:country="US" style:font-name-complex="TheSansMonoCondensed-Bold"/>
    </style:style>
    <style:style style:name="T24" style:family="text">
      <style:text-properties fo:letter-spacing="-0.0016in" fo:language="en" fo:country="US"/>
    </style:style>
    <style:style style:name="T25" style:family="text">
      <style:text-properties fo:letter-spacing="-0.0008in" fo:language="en" fo:country="US"/>
    </style:style>
    <style:style style:name="T26" style:family="text">
      <style:text-properties officeooo:rsid="00044b19"/>
    </style:style>
    <style:style style:name="T27" style:family="text">
      <style:text-properties officeooo:rsid="00043c65"/>
    </style:style>
    <style:style style:name="T28" style:family="text">
      <style:text-properties officeooo:rsid="000adccb"/>
    </style:style>
    <style:style style:name="T29" style:family="text">
      <style:text-properties officeooo:rsid="000b70d4"/>
    </style:style>
    <style:style style:name="T30" style:family="text">
      <style:text-properties officeooo:rsid="000d00f5"/>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3156288" text:id="ct153156288">
          <text:insertion>
            <office:change-info>
              <dc:creator>Ray Lischner</dc:creator>
              <dc:date>2013-11-09T11:06:00</dc:date>
            </office:change-info>
          </text:insertion>
        </text:changed-region>
        <text:changed-region xml:id="ct156263088" text:id="ct156263088">
          <text:insertion>
            <office:change-info>
              <dc:creator>Ray Lischner</dc:creator>
              <dc:date>2013-11-09T11:06:00</dc:date>
            </office:change-info>
          </text:insertion>
        </text:changed-region>
        <text:changed-region xml:id="ct158830064" text:id="ct158830064">
          <text:deletion>
            <office:change-info>
              <dc:creator>Ray Lischner</dc:creator>
              <dc:date>2013-11-09T11:06:00</dc:date>
            </office:change-info>
            <text:p text:style-name="Code">
<text:span text:style-name="T1">.reset(new see_me{</text:span>
</text:p>
          </text:deletion>
        </text:changed-region>
        <text:changed-region xml:id="ct158586112" text:id="ct158586112">
          <text:deletion>
            <office:change-info>
              <dc:creator>Ray Lischner</dc:creator>
              <dc:date>2013-11-09T11:06:00</dc:date>
            </office:change-info>
            <text:p text:style-name="Code">}</text:p>
          </text:deletion>
        </text:changed-region>
        <text:changed-region xml:id="ct159047824" text:id="ct159047824">
          <text:insertion>
            <office:change-info>
              <dc:creator>Ray Lischner</dc:creator>
              <dc:date>2013-11-09T11:07:00</dc:date>
            </office:change-info>
          </text:insertion>
        </text:changed-region>
        <text:changed-region xml:id="ct138440560" text:id="ct138440560">
          <text:insertion>
            <office:change-info>
              <dc:creator>Ray Lischner</dc:creator>
              <dc:date>2013-11-09T11:08:00</dc:date>
            </office:change-info>
          </text:insertion>
        </text:changed-region>
        <text:changed-region xml:id="ct155451184" text:id="ct155451184">
          <text:deletion>
            <office:change-info>
              <dc:creator>Ray Lischner</dc:creator>
              <dc:date>2013-11-09T11:08:00</dc:date>
            </office:change-info>
            <text:p text:style-name="Code">
<text:span text:style-name="T1">.reset(new artifact{</text:span>
</text:p>
          </text:deletion>
        </text:changed-region>
        <text:changed-region xml:id="ct154506848" text:id="ct154506848">
          <text:deletion>
            <office:change-info>
              <dc:creator>Ray Lischner</dc:creator>
              <dc:date>2013-11-09T11:08:00</dc:date>
            </office:change-info>
            <text:p text:style-name="Code">}</text:p>
          </text:deletion>
        </text:changed-region>
        <text:changed-region xml:id="ct156869872" text:id="ct156869872">
          <text:insertion>
            <office:change-info>
              <dc:creator>Ray Lischner</dc:creator>
              <dc:date>2013-11-09T11:11:00</dc:date>
            </office:change-info>
          </text:insertion>
        </text:changed-region>
        <text:changed-region xml:id="ct161325776" text:id="ct161325776">
          <text:insertion>
            <office:change-info>
              <dc:creator>Ray Lischner</dc:creator>
              <dc:date>2013-11-09T11:12:00</dc:date>
            </office:change-info>
          </text:insertion>
        </text:changed-region>
        <text:changed-region xml:id="ct138211264" text:id="ct138211264">
          <text:deletion>
            <office:change-info>
              <dc:creator>Ray Lischner</dc:creator>
              <dc:date>2013-11-09T11:12:00</dc:date>
            </office:change-info>
            <text:p text:style-name="Text_20_body">
<text:span text:style-name="T2"><text:s/>that are pointers or references to the type</text:span>
</text:p>
          </text:deletion>
        </text:changed-region>
        <text:changed-region xml:id="ct154267584" text:id="ct154267584">
          <text:insertion>
            <office:change-info>
              <dc:creator>Ray Lischner</dc:creator>
              <dc:date>2013-11-09T11:13:00</dc:date>
            </office:change-info>
          </text:insertion>
        </text:changed-region>
        <text:changed-region xml:id="ct153712800" text:id="ct153712800">
          <text:deletion>
            <office:change-info>
              <dc:creator>Ray Lischner</dc:creator>
              <dc:date>2013-11-09T11:18:00</dc:date>
            </office:change-info>
            <text:p text:style-name="Code">new</text:p>
          </text:deletion>
        </text:changed-region>
        <text:changed-region xml:id="ct152290512" text:id="ct152290512">
          <text:insertion>
            <office:change-info>
              <dc:creator>Ray Lischner</dc:creator>
              <dc:date>2013-11-09T11:18:00</dc:date>
            </office:change-info>
          </text:insertion>
        </text:changed-region>
        <text:changed-region xml:id="ct161489616" text:id="ct161489616">
          <text:deletion>
            <office:change-info>
              <dc:creator>Ray Lischner</dc:creator>
              <dc:date>2013-11-09T11:18:00</dc:date>
            </office:change-info>
            <text:p text:style-name="Code">
<text:span text:style-name="T3">
<text:s/>
</text:span>
</text:p>
          </text:deletion>
        </text:changed-region>
        <text:changed-region xml:id="ct160009120" text:id="ct160009120">
          <text:insertion>
            <office:change-info>
              <dc:creator>Ray Lischner</dc:creator>
              <dc:date>2013-11-09T11:18:00</dc:date>
            </office:change-info>
          </text:insertion>
        </text:changed-region>
        <text:changed-region xml:id="ct155127120" text:id="ct155127120">
          <text:deletion>
            <office:change-info>
              <dc:creator>Ray Lischner</dc:creator>
              <dc:date>2013-11-09T11:18:00</dc:date>
            </office:change-info>
            <text:p text:style-name="Code">
<text:span text:style-name="T3">{}</text:span>
</text:p>
          </text:deletion>
        </text:changed-region>
        <text:changed-region xml:id="ct145303408" text:id="ct145303408">
          <text:deletion>
            <office:change-info>
              <dc:creator>Ray Lischner</dc:creator>
              <dc:date>2013-11-09T11:18:00</dc:date>
            </office:change-info>
            <text:p text:style-name="Code">new </text:p>
          </text:deletion>
        </text:changed-region>
        <text:changed-region xml:id="ct142647936" text:id="ct142647936">
          <text:insertion>
            <office:change-info>
              <dc:creator>Ray Lischner</dc:creator>
              <dc:date>2013-11-09T11:18:00</dc:date>
            </office:change-info>
          </text:insertion>
        </text:changed-region>
        <text:changed-region xml:id="ct156060160" text:id="ct156060160">
          <text:insertion>
            <office:change-info>
              <dc:creator>Ray Lischner</dc:creator>
              <dc:date>2013-11-09T11:19:00</dc:date>
            </office:change-info>
          </text:insertion>
        </text:changed-region>
        <text:changed-region xml:id="ct151980192" text:id="ct151980192">
          <text:deletion>
            <office:change-info>
              <dc:creator>Ray Lischner</dc:creator>
              <dc:date>2013-11-09T11:19:00</dc:date>
            </office:change-info>
            <text:p text:style-name="Code">
<text:span text:style-name="T3">{</text:span>
</text:p>
          </text:deletion>
        </text:changed-region>
        <text:changed-region xml:id="ct115486016" text:id="ct115486016">
          <text:deletion>
            <office:change-info>
              <dc:creator>Ray Lischner</dc:creator>
              <dc:date>2013-11-09T11:19:00</dc:date>
            </office:change-info>
            <text:p text:style-name="Code">}</text:p>
          </text:deletion>
        </text:changed-region>
        <text:changed-region xml:id="ct148633168" text:id="ct148633168">
          <text:insertion>
            <office:change-info>
              <dc:creator>Ray Lischner</dc:creator>
              <dc:date>2013-11-09T11:19:00</dc:date>
            </office:change-info>
          </text:insertion>
        </text:changed-region>
        <text:changed-region xml:id="ct142842848" text:id="ct142842848">
          <text:format-change>
            <office:change-info>
              <dc:creator>Ray Lischner</dc:creator>
              <dc:date>2013-11-09T11:19:00</dc:date>
            </office:change-info>
          </text:format-change>
        </text:changed-region>
        <text:changed-region xml:id="ct166495776" text:id="ct166495776">
          <text:insertion>
            <office:change-info>
              <dc:creator>Ray Lischner</dc:creator>
              <dc:date>2013-11-09T11:23:00</dc:date>
            </office:change-info>
          </text:insertion>
        </text:changed-region>
        <text:changed-region xml:id="ct159782448" text:id="ct159782448">
          <text:insertion>
            <office:change-info>
              <dc:creator>Ray Lischner</dc:creator>
              <dc:date>2013-11-09T11:21:00</dc:date>
            </office:change-info>
          </text:insertion>
        </text:changed-region>
        <text:changed-region xml:id="ct144154720" text:id="ct144154720">
          <text:insertion>
            <office:change-info>
              <dc:creator>Ray Lischner</dc:creator>
              <dc:date>2013-11-09T11:25:00</dc:date>
            </office:change-info>
          </text:insertion>
        </text:changed-region>
        <text:changed-region xml:id="ct161098784" text:id="ct161098784">
          <text:deletion>
            <office:change-info>
              <dc:creator>Ray Lischner</dc:creator>
              <dc:date>2013-11-09T11:25:00</dc:date>
            </office:change-info>
            <text:p text:style-name="P1">o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mart<text:span text:style-name="Comment_20_Reference"><text:span text:style-name="T9"><office:annotation><dc:creator>Fabio Claudio Ferracchiati</dc:creator><dc:date>2013-10-04T14:46:00</dc:date><text:p text:style-name="P11"><text:span text:style-name="T31">The chapter is very interesting but I had difficulties to compile and understand your code snippets. Try to be more linear when you show your examples. For example, the artifact.cpp file includes two hpp files but you show the content of them before and after showing the cpp content. Plus, the main code includes two files that are not explained and shown. </text:span></text:p></office:annotation></text:span></text:span> Pointers</text:p>
      <text:p text:style-name="Body_20_Text_20_First"><text:span text:style-name="T11">T</text:span>he <text:span text:style-name="Code_20_Inline">std::unique_ptr</text:span> class template is an example of a so-called <text:span text:style-name="Emphasis"><text:span text:style-name="T12">smart pointer</text:span></text:span>. A smart pointer behaves much like any other pointer, but with extra features and functionality. This Exploration takes a closer look at <text:span text:style-name="Code_20_Inline">unique_ptr</text:span> and other smart pointers.</text:p>
      <text:h text:style-name="Heading_20_1" text:outline-level="1">Revisiting unique_ptr</text:h>
      <text:p text:style-name="Body_20_Text_20_First">Exploration 61 introduced <text:span text:style-name="Code_20_Inline">unique_ptr</text:span> as a way to manage dynamically allocated objects. The <text:span text:style-name="Code_20_Inline">unique_ptr</text:span> class template overloads the dereference (<text:span text:style-name="Code_20_Inline">*</text:span>) and member access (<text:span text:style-name="Code_20_Inline">-&gt;</text:span>) operators, and lets you use a <text:span text:style-name="Code_20_Inline">unique_ptr</text:span> object the same way you would use a pointer. At the same time, it extends the behavior of an ordinary pointer such that when the <text:span text:style-name="Code_20_Inline">unique_ptr</text:span> object is destroyed, it automatically deletes the pointer it holds. That’s why <text:span text:style-name="Code_20_Inline">unique_ptr</text:span> is called a <text:span text:style-name="Emphasis"><text:span text:style-name="T12">smart pointer</text:span></text:span><text:span text:style-name="T13">—</text:span>it’s just like an ordinary pointer, only smarter. Using <text:span text:style-name="Code_20_Inline">unique_ptr</text:span> helps ensure that memory is properly managed, even in the face of unexpected exceptions.</text:p>
      <text:p text:style-name="Text_20_body">
<text:span text:style-name="T2">When used properly, the key feature of </text:span>
<text:span text:style-name="Code_20_Inline">
<text:span text:style-name="T2">unique_ptr</text:span>
</text:span>
<text:span text:style-name="T2"> is that exactly one </text:span>
<text:span text:style-name="Code_20_Inline">
<text:span text:style-name="T2">unique_ptr</text:span>
</text:span>
<text:span text:style-name="T2"> object owns a particular pointer. You can move </text:span>
<text:span text:style-name="Code_20_Inline">
<text:span text:style-name="T2">unique_ptr</text:span>
</text:span>
<text:span text:style-name="T2"> objects; each time you do, the target of the move becomes the new owner of the pointer.</text:span>
</text:p>
      <text:p text:style-name="Text_20_body">
<text:span text:style-name="T2">You can also force a </text:span>
<text:span text:style-name="Code_20_Inline">
<text:span text:style-name="T2">unique_ptr</text:span>
</text:span>
<text:span text:style-name="T2"> to give up ownership of its pointer by calling the </text:span>
<text:span text:style-name="Code_20_Inline">
<text:span text:style-name="T2">release()</text:span>
</text:span>
<text:span text:style-name="T2"> member function. The </text:span>
<text:span text:style-name="Code_20_Inline">
<text:span text:style-name="T2">release()</text:span>
</text:span>
<text:span text:style-name="T2"> function returns the raw pointer, as displayed in the following:</text:span>
</text:p>
      <text:p text:style-name="Code">std::unique_ptr&lt;int&gt; ap{new int{42}};</text:p>
      <text:p text:style-name="Code">int* ip{ap.release()};</text:p>
      <text:p text:style-name="Code">delete ip;</text:p>
      <text:p text:style-name="Text_20_body">
<text:span text:style-name="T2">Call the </text:span>
<text:span text:style-name="Code_20_Inline">
<text:span text:style-name="T2">reset</text:span>
</text:span>
<text:span text:style-name="T2"> member function to tell a </text:span>
<text:span text:style-name="Code_20_Inline">
<text:span text:style-name="T2">unique_ptr</text:span>
</text:span>
<text:span text:style-name="T2"> to take over a different pointer. The </text:span>
<text:span text:style-name="Code_20_Inline">
<text:span text:style-name="T2">unique_ptr</text:span>
</text:span>
<text:span text:style-name="T2"> object takes control of the new pointer <text:s/>and deletes its old pointer. With no argument, </text:span>
<text:span text:style-name="Code_20_Inline">
<text:span text:style-name="T2">reset()</text:span>
</text:span>
<text:span text:style-name="T2"> sets the </text:span>
<text:span text:style-name="Code_20_Inline">
<text:span text:style-name="T2">unique_ptr</text:span>
</text:span>
<text:span text:style-name="T2"> to a null pointer.</text:span>
</text:p>
      <text:p text:style-name="Code">std::unique_ptr&lt;int&gt; ap{new int{42}};</text:p>
      <text:p text:style-name="Code">ap.reset(new int{10}); // deletes the pointer to 42</text:p>
      <text:p text:style-name="Code">ap.reset(); <text:s text:c="11"/>// deletes the pointer to 10</text:p>
      <text:p text:style-name="Text_20_body">
<text:soft-page-break/>
<text:span text:style-name="T2">The </text:span>
<text:span text:style-name="Code_20_Inline">
<text:span text:style-name="T2">get()</text:span>
</text:span>
<text:span text:style-name="T2"> member function retrieves the raw pointer without affecting the </text:span>
<text:span text:style-name="Code_20_Inline">
<text:span text:style-name="T2">unique_ptr</text:span>
</text:span>
<text:span text:style-name="T2">’s ownership. The </text:span>
<text:span text:style-name="Code_20_Inline">
<text:span text:style-name="T2">unique_ptr</text:span>
</text:span>
<text:span text:style-name="T2"> template also overloads the dereference (</text:span>
<text:span text:style-name="Code_20_Inline">
<text:span text:style-name="T2">*</text:span>
</text:span>
<text:span text:style-name="T2">) and member (</text:span>
<text:span text:style-name="Code_20_Inline">
<text:span text:style-name="T2">-&gt;</text:span>
</text:span>
<text:span text:style-name="T2">) operators so they work the way they do with ordinary pointers. These functions do not affect ownership of the pointer.</text:span>
</text:p>
      <text:p text:style-name="Code">std::unique_ptr&lt;rational&gt; rp{new rational{420, 10}};</text:p>
      <text:p text:style-name="Code">int n{rp-&gt;numerator()};</text:p>
      <text:p text:style-name="Code">rational r{*rp};</text:p>
      <text:p text:style-name="Code">rational *raw_ptr{rp.get()};</text:p>
      <text:p text:style-name="Text_20_body">
<text:span text:style-name="T2">When </text:span>
<text:span text:style-name="Code_20_Inline">
<text:span text:style-name="T2">unique_ptr</text:span>
</text:span>
<text:span text:style-name="T2"> holds a pointer to an array (that is, the template argument is an array type, e.g., </text:span>
<text:span text:style-name="Code_20_Inline">
<text:span text:style-name="T2">unique_ptr&lt;int[]&gt;</text:span>
</text:span>
<text:span text:style-name="T2">), it supports the subscript operator instead of * and -&gt;.</text:span>
</text:p>
      <text:p text:style-name="Text_20_body">
<text:span text:style-name="T2">In order to enforce its ownership semantics, </text:span>
<text:span text:style-name="Code_20_Inline">
<text:span text:style-name="T2">unique_ptr</text:span>
</text:span>
<text:span text:style-name="T2"> has a move constructor and move assignment operator, but deletes it copy constructor and copy assignment operator. <text:s/>If you use </text:span>
<text:span text:style-name="Code_20_Inline">
<text:span text:style-name="T2">unique_ptr</text:span>
</text:span>
<text:span text:style-name="T2"> for data members in a class, the compiler implicitly deletes the class’s copy constructor and copy assignment operator.</text:span>
</text:p>
      <text:p text:style-name="Text_20_body">
<text:span text:style-name="T2">Thus, using </text:span>
<text:span text:style-name="Code_20_Inline">
<text:span text:style-name="T2">unique_ptr</text:span>
</text:span>
<text:span text:style-name="T2"> may free you from thinking about your class’s destructor, but you are not excused from thinking about the constructors and assignment operators. This is a minor tweak to the guideline that if you need to deal with one, you must deal with all special members. The compiler’s default behavior is usually correct, but you might want to implement a copy constructor that performs a deep copy, or other non-default behavior.</text:span>
</text:p>
      <text:h text:style-name="Heading_20_1" text:outline-level="1">Copyable Smart Pointers</text:h>
      <text:p text:style-name="Body_20_Text_20_First">Sometimes, you don’t want exclusive ownership. There are circumstances when multiple objects will share ownership of a pointer. When no objects own the pointer, the memory is automatically reclaimed. The <text:span text:style-name="Code_20_Inline">std::shared_ptr</text:span> smart pointer type implements shared ownership. </text:p>
      <text:p text:style-name="Text_20_body">
<text:span text:style-name="T2">Once you deliver a pointer to a </text:span>
<text:span text:style-name="Code_20_Inline">
<text:span text:style-name="T2">shared_ptr</text:span>
</text:span>
<text:span text:style-name="T2">, the </text:span>
<text:span text:style-name="Code_20_Inline">
<text:span text:style-name="T2">shared_ptr</text:span>
</text:span>
<text:span text:style-name="T2"> object owns that pointer. When the </text:span>
<text:span text:style-name="Code_20_Inline">
<text:span text:style-name="T2">shared_ptr</text:span>
</text:span>
<text:span text:style-name="T2"> object is destroyed, it will delete the pointer. The difference between </text:span>
<text:span text:style-name="Code_20_Inline">
<text:span text:style-name="T2">shared_ptr</text:span>
</text:span>
<text:span text:style-name="T2"> and </text:span>
<text:span text:style-name="Code_20_Inline">
<text:span text:style-name="T2">unique_ptr</text:span>
</text:span>
<text:span text:style-name="T2"> is that you can freely copy and assign </text:span>
<text:span text:style-name="Code_20_Inline">
<text:span text:style-name="T2">shared_ptr</text:span>
</text:span>
<text:span text:style-name="T2"> objects with normal semantics. Unlike </text:span>
<text:span text:style-name="Code_20_Inline">
<text:span text:style-name="T2">unique_ptr</text:span>
</text:span>
<text:span text:style-name="T2">, </text:span>
<text:span text:style-name="Code_20_Inline">
<text:span text:style-name="T2">shared_ptr</text:span>
</text:span>
<text:span text:style-name="T2"> has a copy constructor and copy assignment operator. The </text:span>
<text:span text:style-name="Code_20_Inline">
<text:span text:style-name="T2">shared_ptr</text:span>
</text:span>
<text:span text:style-name="T2"> object keeps a reference count, so assignment merely increments the reference count without needing to transfer ownership. When a </text:span>
<text:span text:style-name="Code_20_Inline">
<text:span text:style-name="T2">shared_ptr</text:span>
</text:span>
<text:span text:style-name="T2"> object is destroyed, it decrements the reference count; when the count reaches zero, the pointer is deleted. Thus, you can make as many copies as you like, store </text:span>
<text:span text:style-name="Code_20_Inline">
<text:span text:style-name="T2">shared_ptr</text:span>
</text:span>
<text:span text:style-name="T2"> objects in a container, pass them to functions, return them from functions, copy them, move them, </text:span>
<text:change-start text:change-id="ct153156288"/>
<text:span text:style-name="T16">copy them, </text:span>
<text:change-end text:change-id="ct153156288"/>
<text:span text:style-name="T2">assign them, and carry on to your heart’s content. Each copy increments the reference count; when a copy is destroyed, the reference count decrements. When the count becomes zero, that means no more </text:span>
<text:span text:style-name="Code_20_Inline">
<text:span text:style-name="T2">shared_ptr</text:span>
</text:span>
<text:span text:style-name="T2"> objects refer to the pointer, so the pointer is deleted. It’s that simple. Listing 63-1 shows that copying </text:span>
<text:span text:style-name="Code_20_Inline">
<text:span text:style-name="T2">shared_ptr</text:span>
</text:span>
<text:span text:style-name="T2"> works in ways that don’t work with </text:span>
<text:span text:style-name="Code_20_Inline">
<text:span text:style-name="T2">unique_ptr</text:span>
</text:span>
<text:span text:style-name="T2">.</text:span>
</text:p>
      <text:p text:style-name="Code_20_Caption"><text:span text:style-name="T19">Listing 63-1.</text:span> Working with <text:span text:style-name="Code_20_Inline"><text:span text:style-name="T20">shared_ptr</text:span></text:span></text:p>
      <text:p text:style-name="Code">#include &lt;iostream&gt;</text:p>
      <text:p text:style-name="Code">#include &lt;memory&gt;</text:p>
      <text:p text:style-name="Code">#include &lt;vector&gt;</text:p>
      <text:p text:style-name="Code"/>
      <text:p text:style-name="Code">class see_me</text:p>
      <text:p text:style-name="Code">{</text:p>
      <text:p text:style-name="Code">public:</text:p>
      <text:p text:style-name="Code"><text:soft-page-break/><text:span text:style-name="T21"><text:s text:c="2"/></text:span>see_me(int x) : x_{x} { std::cout &lt;&lt; <text:s/>"see_me(" &lt;&lt; x_ &lt;&lt; ")\n"; }</text:p>
      <text:p text:style-name="Code"><text:span text:style-name="T21"><text:s text:c="2"/></text:span>~see_me() <text:s text:c="12"/>{ std::cout &lt;&lt; "~see_me(" &lt;&lt; x_ &lt;&lt; ")\n"; }</text:p>
      <text:p text:style-name="Code"><text:span text:style-name="T21"><text:s text:c="2"/></text:span>int value() const <text:s text:c="4"/>{ return x_; }</text:p>
      <text:p text:style-name="Code">private:</text:p>
      <text:p text:style-name="Code"><text:span text:style-name="T21"><text:s text:c="2"/></text:span>int x_;</text:p>
      <text:p text:style-name="Code">};</text:p>
      <text:p text:style-name="Code"/>
      <text:p text:style-name="Code">std::shared_ptr&lt;see_me&gt; does_this_work(std::shared_ptr&lt;see_me&gt; x)</text:p>
      <text:p text:style-name="Code">{</text:p>
      <text:p text:style-name="Code"><text:span text:style-name="T21"><text:s text:c="2"/></text:span>std::shared_ptr&lt;see_me&gt; y{x};</text:p>
      <text:p text:style-name="Code"><text:span text:style-name="T21"><text:s text:c="2"/></text:span>return y;</text:p>
      <text:p text:style-name="Code">}</text:p>
      <text:p text:style-name="Code"/>
      <text:p text:style-name="Code">int main()</text:p>
      <text:p text:style-name="Code">{</text:p>
      <text:p text:style-name="Code"><text:span text:style-name="T21"><text:s text:c="2"/></text:span>std::shared_ptr&lt;see_me&gt; a{}, b{};</text:p>
      <text:p text:style-name="Code"><text:span text:style-name="T21"><text:s text:c="2"/></text:span>a<text:change-start text:change-id="ct156263088"/><text:span text:style-name="T1">= std::make_shared&lt;see_me&gt;(</text:span><text:change-end text:change-id="ct156263088"/><text:change text:change-id="ct158830064"/>42<text:change text:change-id="ct158586112"/>);</text:p>
      <text:p text:style-name="Code"><text:span text:style-name="T21"><text:s text:c="2"/></text:span>b = does_this_work(a);</text:p>
      <text:p text:style-name="Code"><text:span text:style-name="T21"><text:s text:c="2"/></text:span>std::vector&lt;std::shared_ptr&lt;see_me&gt;&gt; v{};</text:p>
      <text:p text:style-name="Code"><text:span text:style-name="T21"><text:s text:c="2"/></text:span>v.push_back(a);</text:p>
      <text:p text:style-name="Code"><text:span text:style-name="T21"><text:s text:c="2"/></text:span>v.push_back(b);</text:p>
      <text:p text:style-name="Code">}</text:p>
      <text:p text:style-name="P8">
<text:change-start text:change-id="ct159047824"/>
<text:span text:style-name="T16">The best way to create a </text:span>
<text:span text:style-name="Code_20_Inline">
<text:span text:style-name="T16">shared_ptr</text:span>
</text:span>
<text:span text:style-name="T16"> is to call </text:span>
<text:span text:style-name="Code_20_Inline">
<text:span text:style-name="T16">make_shared</text:span>
</text:span>
<text:span text:style-name="T16">. </text:span>
<text:span text:style-name="T17">The template argument is the type you want to create, and the function arguments are passed directly to the constructor. </text:span>
<text:span text:style-name="T16">Due to implementation details, constructing a new </text:span>
<text:span text:style-name="Code_20_Inline">
<text:span text:style-name="T16">shared_ptr</text:span>
</text:span>
<text:span text:style-name="T16"> instance any other way is slightly less efficient in space and time.</text:span>
</text:p>
      <text:p text:style-name="Text_20_body">
<text:change-end text:change-id="ct159047824"/>
<text:span text:style-name="T2">Using </text:span>
<text:span text:style-name="Code_20_Inline">
<text:span text:style-name="T2">shared_ptr</text:span>
</text:span>
<text:span text:style-name="T2">, you can reimplement the program from Listing 58-5. The old program used the artifact map to manage the lifetime of all artifacts. Although convenient, there is no reason to tie artifacts to this map because the map is used only for parsing. In a real program, most of its work lies in the actual building of targets, not parsing the input. All the parsing objects should be freed and long gone by the time the program is building targets.</text:span>
</text:p>
      <text:p text:style-name="Text_20_body">
<text:span text:style-name="Strong_20_Emphasis">
<text:span text:style-name="T22">Rewrite the artifact-lookup portion of Listing 58-5 to allocate </text:span>
</text:span>
<text:span text:style-name="Strong_20_Emphasis">
<text:span text:style-name="T23">artifact</text:span>
</text:span>
<text:span text:style-name="Strong_20_Emphasis">
<text:span text:style-name="T22"> objects dynamically, using </text:span>
</text:span>
<text:span text:style-name="Strong_20_Emphasis">
<text:span text:style-name="T23">shared_ptr</text:span>
</text:span>
<text:span text:style-name="Strong_20_Emphasis">
<text:span text:style-name="T22"> throughout to refer to artifact pointers.</text:span>
</text:span>
<text:span text:style-name="T2"> See Listing 63-2 for my solution.</text:span>
</text:p>
      <text:p text:style-name="Code_20_Caption"><text:span text:style-name="T19">Listing 63-2.</text:span> Using Smart Pointers to Manage Artifacts</text:p>
      <text:p text:style-name="Code">std::map&lt;std::string, std::shared_ptr&lt;artifact&gt;&gt; artifacts;</text:p>
      <text:p text:style-name="Code"/>
      <text:p text:style-name="Code">std::shared_ptr&lt;artifact&gt;</text:p>
      <text:p text:style-name="Code">lookup_artifact(std::string const&amp; name)</text:p>
      <text:p text:style-name="Code">{</text:p>
      <text:p text:style-name="Code"><text:span text:style-name="T21"><text:s text:c="2"/></text:span>std::shared_ptr&lt;artifact&gt; a{artifacts[name]};</text:p>
      <text:p text:style-name="Code"><text:span text:style-name="T21"><text:s text:c="2"/></text:span>if (a.get() == nullptr)</text:p>
      <text:p text:style-name="Code"><text:span text:style-name="T21"><text:s text:c="2"/></text:span>{</text:p>
      <text:p text:style-name="Code"><text:span text:style-name="T21"><text:s text:c="4"/></text:span>a<text:change-start text:change-id="ct138440560"/><text:span text:style-name="T1">= std::make_shared&lt;artifact&gt;(</text:span><text:change-end text:change-id="ct138440560"/><text:change text:change-id="ct155451184"/>name<text:change text:change-id="ct154506848"/>);</text:p>
      <text:p text:style-name="Code"><text:span text:style-name="T21"><text:s text:c="4"/></text:span>artifacts[name] = a;</text:p>
      <text:p text:style-name="Code"><text:span text:style-name="T21"><text:s text:c="2"/></text:span>}</text:p>
      <text:p text:style-name="Code"><text:span text:style-name="T21"><text:s text:c="2"/></text:span>return a;</text:p>
      <text:p text:style-name="Code">}</text:p>
      <text:p text:style-name="Text_20_body">
<text:soft-page-break/>
<text:span text:style-name="T2">With a little more care, you use </text:span>
<text:span text:style-name="Code_20_Inline">
<text:span text:style-name="T2">unique_ptr</text:span>
</text:span>
<text:span text:style-name="T2"> instead of </text:span>
<text:span text:style-name="Code_20_Inline">
<text:span text:style-name="T2">shared_ptr</text:span>
</text:span>
<text:span text:style-name="T2">, but that results in greater changes to the rest of the code. You should always prefer </text:span>
<text:span text:style-name="Code_20_Inline">
<text:span text:style-name="T2">unique_ptr</text:span>
</text:span>
<text:span text:style-name="T2"> to </text:span>
<text:span text:style-name="Code_20_Inline">
<text:span text:style-name="T2">shared_ptr</text:span>
</text:span>
<text:span text:style-name="T2"> due to the overhead of maintaining the reference count. <text:s/>But if you need shared ownership, </text:span>
<text:span text:style-name="Code_20_Inline">
<text:span text:style-name="T2">shared_ptr</text:span>
</text:span>
<text:span text:style-name="T2"> is your choice. In all cases, there is no reason to use raw pointers instead of a smart pointer.</text:span>
</text:p>
      <text:h text:style-name="Heading_20_1" text:outline-level="1">Smart Arrays</text:h>
      <text:p text:style-name="Body_20_Text_20_First">Recall from Exploration 61 that allocating a single object is completely different from allocating an array of objects. Thus, smart pointers must also distinguish between a smart pointer to a single object and a smart pointer to an array of objects. In the C++ standard, the distinction is well defined: <text:span text:style-name="Code_20_Inline">unique_ptr</text:span> has separate specializations for scalars and arrays. On the other hand, <text:span text:style-name="Code_20_Inline">shared_ptr</text:span> works only with single objects by default. To work with arrays, you need to provide a second argument to the constructor: <text:span text:style-name="Code_20_Inline">std::default_delete&lt;T[]&gt;()</text:span>. The second argument tells the <text:span text:style-name="Code_20_Inline">shared_ptr</text:span> how to delete its pointer. The standard library provides <text:span text:style-name="Code_20_Inline">std::default_delete&lt;T[]&gt;</text:span> to delete a pointer using <text:span text:style-name="Code_20_Inline">delete[]</text:span>. For example:</text:p>
      <text:p text:style-name="Code">std::shared_ptr&lt;int&gt; array_ptr{ new int[10], std::default_delete&lt;int[]&gt;{} };</text:p>
      <text:h text:style-name="Heading_20_1" text:outline-level="1">Pimpls</text:h>
      <text:p text:style-name="Body_20_Text_20_First">No, that’s not a spelling error. Although programmers have spoken for years about pimples and warts in their programs, often referring to unsightly but unavoidable bits of code, Herb Sutter combined the name “pointer-to-implementation” with these pimples to come up with the pimpl idiom.</text:p>
      <text:p text:style-name="Text_20_body">
<text:span text:style-name="T2">In short, a pimpl is a class that hides implementation details in an implementation class, and the public interface object holds only a pointer to that implementation object. Instead of forcing the user of your class to allocate and deallocate objects, manage pointers, and keep track of object lifetimes, you can expose a class that is easier to use. Specifically, the user can treat instances of the class as values, in the manner of </text:span>
<text:span text:style-name="Code_20_Inline">
<text:span text:style-name="T2">int</text:span>
</text:span>
<text:span text:style-name="T2"> and other built-in types.</text:span>
</text:p>
      <text:p text:style-name="P1">The pimpl wrapper manages the lifetime of the pimpl object. It typically implements the special member functions: copy and move constructors, copy and move assignment operators, and destructor. It delegates most of its other member functions to the pimpl object. The user of the wrapper never needs to be concerned with any of this.</text:p>
      <text:p text:style-name="Text_20_body">
<text:span text:style-name="T2">Thus, we will rewrite the </text:span>
<text:span text:style-name="Code_20_Inline">
<text:span text:style-name="T2">artifact</text:span>
</text:span>
<text:span text:style-name="T2"> class so it wraps a pimpl—that is, a pointer to an </text:span>
<text:span text:style-name="Code_20_Inline">
<text:span text:style-name="T2">artifact_impl</text:span>
</text:span>
<text:span text:style-name="T2"> class. The </text:span>
<text:span text:style-name="Code_20_Inline">
<text:span text:style-name="T2">artifact_impl</text:span>
</text:span>
<text:span text:style-name="T2"> class will do the real work, and </text:span>
<text:span text:style-name="Code_20_Inline">
<text:span text:style-name="T2">artifact</text:span>
</text:span>
<text:span text:style-name="T2"> will merely forward all functions through its pimpl. The language feature that makes pimpls possible is </text:span>
<text:span text:style-name="T24">declaring a class name without providing a definition of the class, as illustrated by the following:</text:span>
</text:p>
      <text:p text:style-name="Code">class artifact_impl;</text:p>
      <text:p text:style-name="Text_20_body">
<text:span text:style-name="T2">This class declaration, often called a </text:span>
<text:span text:style-name="Emphasis">
<text:span text:style-name="T15">forward declaration</text:span>
</text:span>
<text:span text:style-name="T2">, informs the compiler that </text:span>
<text:span text:style-name="Code_20_Inline">
<text:span text:style-name="T2">artifact_impl</text:span>
</text:span>
<text:span text:style-name="T2"> is the name of a class. The declaration doesn’t provide the compiler with anything more about the class, so the class type is </text:span>
<text:span text:style-name="Emphasis">
<text:span text:style-name="T15">incomplete</text:span>
</text:span>
<text:span text:style-name="T2">. You face a number of restrictions on what you can do with an incomplete type. In particular, you cannot define any objects or data members of that type, nor can you use an incomplete class as a function parameter or return type. You cannot refer to any members of an incomplete class. But you can </text:span>
<text:change-start text:change-id="ct156869872"/>
<text:span text:style-name="T18">use pointers or referenc</text:span>
<text:change-end text:change-id="ct156869872"/>
<text:change-start text:change-id="ct161325776"/>
<text:span text:style-name="T18">es to the type when you </text:span>
<text:change-end text:change-id="ct161325776"/>
<text:span text:style-name="T2">define objects, data members, function parameters, and return types</text:span>
<text:change text:change-id="ct138211264"/>
<text:span text:style-name="T2">. In particular, you can use a pointer to </text:span>
<text:span text:style-name="Code_20_Inline">
<text:span text:style-name="T2">artifact_impl</text:span>
</text:span>
<text:span text:style-name="T2"> in the </text:span>
<text:span text:style-name="Code_20_Inline">
<text:span text:style-name="T2">artifact</text:span>
</text:span>
<text:span text:style-name="T2"> class.</text:span>
</text:p>
      <text:p text:style-name="Text_20_body">
<text:soft-page-break/>
<text:span text:style-name="T2">A normal class definition is a </text:span>
<text:span text:style-name="Emphasis">
<text:span text:style-name="T15">complete</text:span>
</text:span>
<text:span text:style-name="T2"> type definition. You can mix forward declarations with a class definition of the same class name. A common pattern is for a header, such as </text:span>
<text:span text:style-name="Code_20_Inline">
<text:span text:style-name="T15">artifact.hpp</text:span>
</text:span>
<text:span text:style-name="T2">, to declare a forward declaration; a source file then fills in the complete class definition.</text:span>
</text:p>
      <text:p text:style-name="Text_20_body">
<text:span text:style-name="T2">The definition of the </text:span>
<text:span text:style-name="Code_20_Inline">
<text:span text:style-name="T2">artifact</text:span>
</text:span>
<text:span text:style-name="T2"> class, therefore, can have a data member that is a pointer to the </text:span>
<text:span text:style-name="Code_20_Inline">
<text:span text:style-name="T2">artifact_impl</text:span>
</text:span>
<text:span text:style-name="T2"> class</text:span>
<text:change-start text:change-id="ct154267584"/>
<text:span text:style-name="T2">, </text:span>
<text:span text:style-name="T18">or even a smart pointer to </text:span>
<text:span text:style-name="Code_20_Inline">
<text:span text:style-name="T18">artifact_impl</text:span>
</text:span>
<text:change-end text:change-id="ct154267584"/>
<text:span text:style-name="T2">, even though the compiler knows only that </text:span>
<text:span text:style-name="Code_20_Inline">
<text:span text:style-name="T2">artifact_impl</text:span>
</text:span>
<text:span text:style-name="T2"> is a class, but doesn’t know any details about it. This means the </text:span>
<text:span text:style-name="Code_20_Inline">
<text:span text:style-name="T15">artifact.hpp</text:span>
</text:span>
<text:span text:style-name="T2"> header file is independent of the implementation of </text:span>
<text:span text:style-name="Code_20_Inline">
<text:span text:style-name="T2">artifact_impl</text:span>
</text:span>
<text:span text:style-name="T2">. The implementation details are tucked away in a separate file, and the rest of your program can make use of the </text:span>
<text:span text:style-name="Code_20_Inline">
<text:span text:style-name="T2">artifact</text:span>
</text:span>
<text:span text:style-name="T2"> class completely insulated from </text:span>
<text:span text:style-name="Code_20_Inline">
<text:span text:style-name="T2">artifact_impl</text:span>
</text:span>
<text:span text:style-name="T2">. In large projects, this kind of barrier is tremendously important.</text:span>
</text:p>
      <text:p text:style-name="Text_20_body">
<text:span text:style-name="T2">Writing the </text:span>
<text:span text:style-name="Code_20_Inline">
<text:span text:style-name="T15">artifact.hpp</text:span>
</text:span>
<text:span text:style-name="T2"> header is not difficult. Start with a forward declaration of </text:span>
<text:span text:style-name="Code_20_Inline">
<text:span text:style-name="T2">artifact_impl</text:span>
</text:span>
<text:span text:style-name="T2">. In the </text:span>
<text:span text:style-name="Code_20_Inline">
<text:span text:style-name="T2">artifact</text:span>
</text:span>
<text:span text:style-name="T2"> class, the declarations of the member functions are the same as in the original class. Change the data members to a single pointer to </text:span>
<text:span text:style-name="Code_20_Inline">
<text:span text:style-name="T2">artifact_impl</text:span>
</text:span>
<text:span text:style-name="T2">. Finally, </text:span>
<text:span text:style-name="T25">overload </text:span>
<text:span text:style-name="Code_20_Inline">
<text:span text:style-name="T25">operator&lt;</text:span>
</text:span>
<text:span text:style-name="T25"> for two </text:span>
<text:span text:style-name="Code_20_Inline">
<text:span text:style-name="T25">artifact</text:span>
</text:span>
<text:span text:style-name="T25"> objects. Implement the comparison by comparing names.</text:span>
<text:span text:style-name="T2"> Read Listing 63-3 to see one possible implementation of this class.</text:span>
</text:p>
      <text:p text:style-name="Code_20_Caption"><text:span text:style-name="T19">Listing 63-3.</text:span> Defining an <text:span text:style-name="Code_20_Inline"><text:span text:style-name="T20">artifact</text:span></text:span> Pimpl Wrapper Class</text:p>
      <text:p text:style-name="Code">#ifndef ARTIFACT_HPP_</text:p>
      <text:p text:style-name="Code">#define ARTIFACT_HPP_</text:p>
      <text:p text:style-name="Code"/>
      <text:p text:style-name="Code">#include &lt;chrono&gt;</text:p>
      <text:p text:style-name="Code">#include &lt;string&gt;</text:p>
      <text:p text:style-name="Code"/>
      <text:p text:style-name="Code">class artifact_impl;</text:p>
      <text:p text:style-name="Code"/>
      <text:p text:style-name="Code">class artifact</text:p>
      <text:p text:style-name="Code">{</text:p>
      <text:p text:style-name="Code">public:</text:p>
      <text:p text:style-name="Code"><text:span text:style-name="T21"><text:s text:c="2"/></text:span>typedef std::chrono::system_clock clock;</text:p>
      <text:p text:style-name="Code"><text:span text:style-name="T21"><text:s text:c="2"/></text:span>artifact();</text:p>
      <text:p text:style-name="Code"><text:span text:style-name="T21"><text:s text:c="2"/></text:span>artifact(std::string const&amp; name);</text:p>
      <text:p text:style-name="Code"><text:span text:style-name="T21"><text:s text:c="2"/></text:span>artifact(artifact const&amp;) = default;</text:p>
      <text:p text:style-name="Code"><text:span text:style-name="T21"><text:s text:c="2"/></text:span>~artifact() = default;</text:p>
      <text:p text:style-name="Code"><text:span text:style-name="T21"><text:s text:c="2"/></text:span>artifact&amp; operator=(artifact const&amp;) = default;</text:p>
      <text:p text:style-name="Code"/>
      <text:p text:style-name="Code"><text:span text:style-name="T21"><text:s text:c="2"/></text:span>std::string const&amp; name() <text:s text:c="4"/>const;</text:p>
      <text:p text:style-name="Code"><text:span text:style-name="T21"><text:s text:c="2"/></text:span>clock::time_point <text:s/>mod_time() const;</text:p>
      <text:p text:style-name="Code"><text:span text:style-name="T21"><text:s text:c="2"/></text:span>std::string <text:s text:c="7"/>expand(std::string str) const;</text:p>
      <text:p text:style-name="Code"/>
      <text:p text:style-name="Code"><text:span text:style-name="T21"><text:s text:c="2"/></text:span>void build();</text:p>
      <text:p text:style-name="Code"><text:span text:style-name="T21"><text:s text:c="2"/></text:span>clock::time_point get_mod_time();</text:p>
      <text:p text:style-name="Code"/>
      <text:p text:style-name="Code"><text:span text:style-name="T21"><text:s text:c="2"/></text:span>void store_variable(std::string const&amp; name, std::string const&amp; value);</text:p>
      <text:p text:style-name="Code"/>
      <text:p text:style-name="Code">private:</text:p>
      <text:p text:style-name="Code"><text:span text:style-name="T21"><text:s text:c="2"/></text:span>std::shared_ptr&lt;artifact_impl&gt; pimpl_;</text:p>
      <text:p text:style-name="Code">};</text:p>
      <text:p text:style-name="Code"/>
      <text:p text:style-name="Code">inline bool operator&lt;(artifact const&amp; a, artifact const&amp; b)</text:p>
      <text:p text:style-name="Code">{</text:p>
      <text:p text:style-name="Code"><text:span text:style-name="T21"><text:s text:c="2"/></text:span>return a.name() &lt; b.name();</text:p>
      <text:p text:style-name="Code">}</text:p>
      <text:p text:style-name="Code">
<text:soft-page-break/>
</text:p>
      <text:p text:style-name="Code">#endif // ARTIFACT_HPP_</text:p>
      <text:p text:style-name="Text_20_body">
<text:span text:style-name="T2">The header defines the </text:span>
<text:span text:style-name="Code_20_Inline">
<text:span text:style-name="T2">artifact</text:span>
</text:span>
<text:span text:style-name="T2"> class without any mention of </text:span>
<text:span text:style-name="Code_20_Inline">
<text:span text:style-name="T2">artifact_impl</text:span>
</text:span>
<text:span text:style-name="T2">, except for the </text:span>
<text:span text:style-name="Code_20_Inline">
<text:span text:style-name="T2">pimpl_</text:span>
</text:span>
<text:span text:style-name="T2"> data member.</text:span>
</text:p>
      <text:p text:style-name="Text_20_body">
<text:span text:style-name="T2">The next step is to write the source file, </text:span>
<text:span text:style-name="Code_20_Inline">
<text:span text:style-name="T15">artifact.cpp</text:span>
</text:span>
<text:span text:style-name="T2">. This is where the compiler needs the full definition of the </text:span>
<text:span text:style-name="Code_20_Inline">
<text:span text:style-name="T2">artifact_impl</text:span>
</text:span>
<text:span text:style-name="T2"> class, thus making </text:span>
<text:span text:style-name="Code_20_Inline">
<text:span text:style-name="T2">artifact_impl</text:span>
</text:span>
<text:span text:style-name="T2"> a </text:span>
<text:span text:style-name="Emphasis">
<text:span text:style-name="T15">complete class</text:span>
</text:span>
<text:span text:style-name="T2">, so include the </text:span>
<text:span text:style-name="Code_20_Inline">
<text:span text:style-name="T15">artifact_impl.hpp</text:span>
</text:span>
<text:span text:style-name="T2"> header. The </text:span>
<text:span text:style-name="Code_20_Inline">
<text:span text:style-name="T2">artifact</text:span>
</text:span>
<text:span text:style-name="T2"> class doesn’t do much on its own. Instead, it just delegates every action to the </text:span>
<text:span text:style-name="Code_20_Inline">
<text:span text:style-name="T2">artifact_impl</text:span>
</text:span>
<text:span text:style-name="T2"> class. See the details in Listing 63-4.</text:span>
</text:p>
      <text:p text:style-name="Code_20_Caption"><text:span text:style-name="T19">Listing 63-4.</text:span> Implementing the <text:span text:style-name="Code_20_Inline"><text:span text:style-name="T20">artifact</text:span></text:span> Class</text:p>
      <text:p text:style-name="Code">#include "artifact.hpp"</text:p>
      <text:p text:style-name="Code">#include "artifact_impl.hpp"</text:p>
      <text:p text:style-name="Code"/>
      <text:p text:style-name="Code">artifact::artifact() : pimpl_{<text:change text:change-id="ct153712800"/><text:change-start text:change-id="ct152290512"/><text:span text:style-name="T3">std::make_shared&lt;</text:span><text:change-end text:change-id="ct152290512"/><text:change text:change-id="ct161489616"/>artifact_impl<text:change-start text:change-id="ct160009120"/><text:span text:style-name="T3">&gt;()</text:span><text:change-end text:change-id="ct160009120"/><text:change text:change-id="ct155127120"/>} {}</text:p>
      <text:p text:style-name="Code"/>
      <text:p text:style-name="Code">artifact::artifact(std::string const&amp; name)</text:p>
      <text:p text:style-name="Code">: pimpl_(<text:change text:change-id="ct145303408"/><text:change-start text:change-id="ct142647936"/><text:span text:style-name="T3">std::make_shared&lt;</text:span><text:change-end text:change-id="ct142647936"/>artifact_impl<text:change-start text:change-id="ct156060160"/><text:span text:style-name="T3">&gt;(</text:span><text:change-end text:change-id="ct156060160"/><text:change text:change-id="ct151980192"/>name<text:change text:change-id="ct115486016"/><text:change-start text:change-id="ct148633168"/><text:span text:style-name="T3">)</text:span><text:change-end text:change-id="ct148633168"/>)</text:p>
      <text:p text:style-name="Code">{}</text:p>
      <text:p text:style-name="Code"/>
      <text:p text:style-name="Code">std::string const&amp; artifact::name()</text:p>
      <text:p text:style-name="Code">const</text:p>
      <text:p text:style-name="Code">{</text:p>
      <text:p text:style-name="Code"><text:span text:style-name="T21"><text:s text:c="3"/></text:span>return pimpl_-&gt;name();</text:p>
      <text:p text:style-name="Code">}</text:p>
      <text:p text:style-name="Code"/>
      <text:p text:style-name="Code">artifact::clock::time_point artifact::mod_time()</text:p>
      <text:p text:style-name="Code">const</text:p>
      <text:p text:style-name="Code">{</text:p>
      <text:p text:style-name="Code"><text:span text:style-name="T21"><text:s text:c="3"/></text:span>return pimpl_-&gt;mod_time();</text:p>
      <text:p text:style-name="Code">}</text:p>
      <text:p text:style-name="Code"/>
      <text:p text:style-name="Code">std::string artifact::expand(std::string str)</text:p>
      <text:p text:style-name="Code">const</text:p>
      <text:p text:style-name="Code">{</text:p>
      <text:p text:style-name="Code"><text:span text:style-name="T21"><text:s text:c="3"/></text:span>return pimpl_-&gt;expand(str);</text:p>
      <text:p text:style-name="Code">}</text:p>
      <text:p text:style-name="Code"/>
      <text:p text:style-name="Code">void artifact::build()</text:p>
      <text:p text:style-name="Code">{</text:p>
      <text:p text:style-name="Code"><text:span text:style-name="T21"><text:s text:c="3"/></text:span>pimpl_-&gt;build();</text:p>
      <text:p text:style-name="Code">}</text:p>
      <text:p text:style-name="Code"/>
      <text:p text:style-name="Code">artifact::clock::time_point artifact::get_mod_time()</text:p>
      <text:p text:style-name="Code">{</text:p>
      <text:p text:style-name="Code"><text:span text:style-name="T21"><text:s text:c="3"/></text:span>return pimpl_-&gt;get_mod_time();</text:p>
      <text:p text:style-name="Code">}</text:p>
      <text:p text:style-name="Code"/>
      <text:p text:style-name="Code">void artifact::store_variable(std::string const&amp; name, std::string const&amp; value)</text:p>
      <text:p text:style-name="Code">{</text:p>
      <text:p text:style-name="Code"><text:span text:style-name="T21"><text:s text:c="4"/></text:span>pimpl_-&gt;store_variable(name, value);</text:p>
      <text:p text:style-name="Code">}</text:p>
      <text:p text:style-name="Text_20_body">
<text:soft-page-break/>
<text:span text:style-name="T2">You define the </text:span>
<text:span text:style-name="Code_20_Inline">
<text:span text:style-name="T2">artifact_impl</text:span>
</text:span>
<text:span text:style-name="T2"> class in the </text:span>
<text:span text:style-name="Code_20_Inline">
<text:span text:style-name="T15">artifact_impl.hpp</text:span>
</text:span>
<text:span text:style-name="T2"> header. This class looks nearly identical to the original </text:span>
<text:span text:style-name="Code_20_Inline">
<text:span text:style-name="T2">artifact</text:span>
</text:span>
<text:span text:style-name="T2"> class. Listing 63-5 shows the </text:span>
<text:span text:style-name="Code_20_Inline">
<text:span text:style-name="T2">artifact_impl</text:span>
</text:span>
<text:span text:style-name="T2"> class definition.</text:span>
</text:p>
      <text:p text:style-name="Code_20_Caption"><text:span text:style-name="T19">Listing 63-5.</text:span> Defining the Artifact Implementation Class</text:p>
      <text:p text:style-name="Code">#ifndef ARTIFACT_IMPL_HPP_</text:p>
      <text:p text:style-name="Code">#define ARTIFACT_IMPL_HPP_</text:p>
      <text:p text:style-name="Code"/>
      <text:p text:style-name="Code">#include &lt;cstdlib&gt;</text:p>
      <text:p text:style-name="Code">#include &lt;chrono&gt;</text:p>
      <text:p text:style-name="Code">#include &lt;string&gt;</text:p>
      <text:p text:style-name="Code">#include "variables.hpp"</text:p>
      <text:p text:style-name="Code"/>
      <text:p text:style-name="Code">class artifact_impl</text:p>
      <text:p text:style-name="Code">{</text:p>
      <text:p text:style-name="Code">public:</text:p>
      <text:p text:style-name="Code"><text:span text:style-name="T21"><text:s text:c="2"/></text:span>typedef std::chrono::system_clock clock;</text:p>
      <text:p text:style-name="Code"><text:span text:style-name="T21"><text:s text:c="2"/></text:span>artifact_impl();</text:p>
      <text:p text:style-name="Code"><text:span text:style-name="T21"><text:s text:c="2"/></text:span>artifact_impl(std::string const&amp; name);</text:p>
      <text:p text:style-name="Code"><text:span text:style-name="T21"><text:s text:c="2"/></text:span>artifact_impl(artifact_impl&amp;&amp;) = default;</text:p>
      <text:p text:style-name="Code"><text:span text:style-name="T21"><text:s text:c="2"/></text:span>artifact_impl(artifact_impl const&amp;) = delete;</text:p>
      <text:p text:style-name="Code"><text:span text:style-name="T21"><text:s text:c="2"/></text:span>~artifact_impl() = default;</text:p>
      <text:p text:style-name="Code"><text:span text:style-name="T21"><text:s text:c="2"/></text:span>artifact_impl&amp; operator=(artifact_impl&amp;&amp;) = default;</text:p>
      <text:p text:style-name="Code"><text:span text:style-name="T21"><text:s text:c="2"/></text:span>artifact_impl&amp; operator=(artifact_impl&amp;) = delete;</text:p>
      <text:p text:style-name="Code"/>
      <text:p text:style-name="Code"><text:span text:style-name="T21"><text:s text:c="2"/></text:span>std::string const&amp; name() <text:s text:c="4"/>const { return name_; }</text:p>
      <text:p text:style-name="Code"><text:span text:style-name="T21"><text:s text:c="2"/></text:span>clock::time_point <text:s/>mod_time() const { return mod_time_; }</text:p>
      <text:p text:style-name="Code"/>
      <text:p text:style-name="Code"><text:span text:style-name="T21"><text:s text:c="2"/></text:span>std::string <text:s text:c="7"/>expand(std::string str) const;</text:p>
      <text:p text:style-name="Code"><text:span text:style-name="T21"><text:s text:c="2"/></text:span>void <text:s text:c="14"/>build();</text:p>
      <text:p text:style-name="Code"><text:span text:style-name="T21"><text:s text:c="2"/></text:span>clock::time_point <text:s/>get_mod_time();</text:p>
      <text:p text:style-name="Code"><text:span text:style-name="T21"><text:s text:c="2"/></text:span>void store_variable(std::string const&amp; name, std::string const&amp; value);</text:p>
      <text:p text:style-name="Code">private:</text:p>
      <text:p text:style-name="Code"><text:span text:style-name="T21"><text:s text:c="2"/></text:span>std::string name_;</text:p>
      <text:p text:style-name="Code"><text:span text:style-name="T21"><text:s text:c="2"/></text:span>clock::time_point mod_time_;</text:p>
      <text:p text:style-name="Code"><text:span text:style-name="T21"><text:s text:c="2"/></text:span>std::unique_ptr&lt;variable_map&gt; variables_;</text:p>
      <text:p text:style-name="Code">};</text:p>
      <text:p text:style-name="Code"/>
      <text:p text:style-name="Code">#endif // ARTIFACT_IMPL_HPP_</text:p>
      <text:p text:style-name="Text_20_body">
<text:span text:style-name="T2">The </text:span>
<text:span text:style-name="Code_20_Inline">
<text:span text:style-name="T2">artifact_impl</text:span>
</text:span>
<text:span text:style-name="T2"> class is unsurprising. The implementation is just like the old </text:span>
<text:span text:style-name="Code_20_Inline">
<text:span text:style-name="T2">artifact</text:span>
</text:span>
<text:span text:style-name="T2"> implementation, except the </text:span>
<text:span text:style-name="Code_20_Inline">
<text:span text:style-name="T2">varaibles_</text:span>
</text:span>
<text:span text:style-name="T2"> data member is now managed by </text:span>
<text:span text:style-name="Code_20_Inline">
<text:span text:style-name="T2">unique_ptr</text:span>
</text:span>
<text:span text:style-name="T2"> instead of explicit code. That means the compiler writes the move constructor, move assignment operator, and destructor for you.</text:span>
</text:p>
      <text:p text:style-name="Text_20_body">
<text:span text:style-name="T2">Now it’s time to rewrite the </text:span>
<text:span text:style-name="Code_20_Inline">
<text:span text:style-name="T2">lookup_artifact</text:span>
</text:span>
<text:span text:style-name="T2"> function yet again. </text:span>
<text:span text:style-name="Strong_20_Emphasis">
<text:span text:style-name="T22">Rewrite Listings 59-4, 59-8, and 63-4 to use the new </text:span>
</text:span>
<text:span text:style-name="Strong_20_Emphasis">
<text:span text:style-name="T23">artifact</text:span>
</text:span>
<text:span text:style-name="Strong_20_Emphasis">
<text:span text:style-name="T22"> class.</text:span>
</text:span>
<text:span text:style-name="T2"> This time, the </text:span>
<text:span text:style-name="Code_20_Inline">
<text:span text:style-name="T2">artifacts</text:span>
</text:span>
<text:span text:style-name="T2"> map stores </text:span>
<text:span text:style-name="Code_20_Inline">
<text:span text:style-name="T2">artifact</text:span>
</text:span>
<text:span text:style-name="T2"> objects directly. The </text:span>
<text:change-start text:change-id="ct142842848"/>
<text:span text:style-name="Code_20_Inline">
<text:span text:style-name="T2">dependency_graph</text:span>
</text:span>
<text:change-end text:change-id="ct142842848"/>
<text:span text:style-name="T2"> class will also need to use </text:span>
<text:span text:style-name="Code_20_Inline">
<text:span text:style-name="T2">artifact</text:span>
</text:span>
<text:span text:style-name="T2"> instead of </text:span>
<text:span text:style-name="Code_20_Inline">
<text:span text:style-name="T2">artifact*</text:span>
</text:span>
<text:span text:style-name="T2">. See Listing 63-6 for one way to rewrite the program.</text:span>
</text:p>
      <text:p text:style-name="Code_20_Caption"><text:span text:style-name="T19">Listing 63-6.</text:span> Rewriting the Program to Use the New <text:span text:style-name="Code_20_Inline"><text:span text:style-name="T20">artifact</text:span></text:span> Value Class</text:p>
      <text:p text:style-name="Code">#include &lt;chrono&gt;</text:p>
      <text:p text:style-name="Code">#include &lt;iostream&gt;</text:p>
      <text:p text:style-name="Code"><text:soft-page-break/>#include &lt;sstream&gt;</text:p>
      <text:p text:style-name="Code">#include &lt;string&gt;</text:p>
      <text:p text:style-name="Code"/>
      <text:p text:style-name="Code">#include "artifact.hpp"</text:p>
      <text:p text:style-name="Code">#include "depgraph.hpp"<text:change-start text:change-id="ct166495776"/> <text:s/>// <text:span text:style-name="T29">Listing 58-5</text:span><text:change-end text:change-id="ct166495776"/></text:p>
      <text:p text:style-name="Code">#include "variables.hpp"<text:change-start text:change-id="ct159782448"/> // <text:span text:style-name="T29">Listing 59-6</text:span><text:change-end text:change-id="ct159782448"/><text:span text:style-name="Comment_20_Reference"><text:span text:style-name="T10"><office:annotation><dc:creator>Fabio Claudio Ferracchiati</dc:creator><dc:date>2013-10-04T14:46:00</dc:date><text:p text:style-name="P11"><text:span text:style-name="T31">Where do you have specified these two headers?</text:span></text:p></office:annotation></text:span></text:span></text:p>
      <text:p text:style-name="Code"/>
      <text:p text:style-name="Code">
<text:span text:style-name="Code_20_Bold">
<text:span text:style-name="T7">void parse_graph(std::istream&amp; in, dependency_graph&amp; graph)</text:span>
</text:span>
</text:p>
      <text:p text:style-name="Code">
<text:span text:style-name="Code_20_Bold">{</text:span>
</text:p>
      <text:p text:style-name="Code">
<text:span text:style-name="Code_20_Bold">
<text:span text:style-name="T8">
<text:s text:c="2"/>
</text:span>
</text:span>
<text:span text:style-name="Code_20_Bold">
<text:span text:style-name="T7">std::map&lt;std::string, artifact&gt; artifacts{}</text:span>
</text:span>
<text:span text:style-name="Strong_20_Emphasis">;</text:span>
</text:p>
      <text:p text:style-name="Code"><text:span text:style-name="T21"><text:s text:c="2"/></text:span>std::string line{};</text:p>
      <text:p text:style-name="Code"><text:span text:style-name="T21"><text:s text:c="2"/></text:span>while (std::getline(in, line))</text:p>
      <text:p text:style-name="Code"><text:span text:style-name="T21"><text:s text:c="2"/></text:span>{</text:p>
      <text:p text:style-name="Code"><text:span text:style-name="T21"><text:s text:c="4"/></text:span>std::string target_name{}, dependency_name{};</text:p>
      <text:p text:style-name="Code"><text:span text:style-name="T21"><text:s text:c="4"/></text:span>std::istringstream stream{line};</text:p>
      <text:p text:style-name="Code"><text:span text:style-name="T21"><text:s text:c="4"/></text:span>if (stream &gt;&gt; target_name &gt;&gt; dependency_name)</text:p>
      <text:p text:style-name="Code"><text:span text:style-name="T21"><text:s text:c="4"/></text:span>{</text:p>
      <text:p text:style-name="Code">
<text:span text:style-name="Code_20_Bold">
<text:span text:style-name="T8">
<text:s text:c="6"/>
</text:span>
</text:span>
<text:span text:style-name="Code_20_Bold">
<text:span text:style-name="T7">artifact target{artifacts[expand(target_name, 0)]};</text:span>
</text:span>
</text:p>
      <text:p text:style-name="Code"><text:span text:style-name="T21"><text:s text:c="6"/></text:span>std::string::size_type equal{dependency_name.find('=')};</text:p>
      <text:p text:style-name="Code"><text:span text:style-name="T21"><text:s text:c="6"/></text:span>if (equal == std::string::npos)</text:p>
      <text:p text:style-name="Code"><text:span text:style-name="T21"><text:s text:c="6"/></text:span>{</text:p>
      <text:p text:style-name="Code"><text:span text:style-name="T21"><text:s text:c="8"/></text:span>// It's a dependency specification</text:p>
      <text:p text:style-name="Code">
<text:span text:style-name="Code_20_Bold">
<text:span text:style-name="T8">
<text:s text:c="8"/>
</text:span>
</text:span>
<text:span text:style-name="Code_20_Bold">
<text:span text:style-name="T7">artifact dependency{artifacts[target.expand(dependency_name)]};</text:span>
</text:span>
</text:p>
      <text:p text:style-name="Code"><text:span text:style-name="T21"><text:s text:c="8"/></text:span>graph.store_dependency(target, dependency);</text:p>
      <text:p text:style-name="Code"><text:span text:style-name="T21"><text:s text:c="6"/></text:span>}</text:p>
      <text:p text:style-name="Code"><text:span text:style-name="T21"><text:s text:c="6"/></text:span>else</text:p>
      <text:p text:style-name="Code"><text:span text:style-name="T21"><text:s text:c="8"/></text:span>// It's a target-specific variable</text:p>
      <text:p text:style-name="Code"><text:span text:style-name="T21"><text:s text:c="8"/></text:span>target.store_variable(dependency_name.substr(0, equal-1),</text:p>
      <text:p text:style-name="Code">
<text:span text:style-name="Code_20_Bold">
<text:span text:style-name="T21">
<text:s text:c="30"/>
</text:span>
</text:span>
<text:span text:style-name="Code_20_Bold">dependency_name.substr(equal+1));</text:span>
</text:p>
      <text:p text:style-name="Code"><text:span text:style-name="T21"><text:s text:c="4"/></text:span>}</text:p>
      <text:p text:style-name="Code"><text:span text:style-name="T21"><text:s text:c="4"/></text:span>else if (not target_name.empty())</text:p>
      <text:p text:style-name="Code"><text:span text:style-name="T21"><text:s text:c="4"/></text:span>{</text:p>
      <text:p text:style-name="Code"><text:span text:style-name="T21"><text:s text:c="6"/></text:span>std::string::size_type equal{target_name.find('=')};</text:p>
      <text:p text:style-name="Code"><text:span text:style-name="T21"><text:s text:c="6"/></text:span>if (equal == std::string::npos)</text:p>
      <text:p text:style-name="Code"><text:span text:style-name="T21"><text:s text:c="8"/></text:span>// Input line has a target with no dependency,</text:p>
      <text:p text:style-name="Code"><text:span text:style-name="T21"><text:s text:c="8"/></text:span>// so report an error.</text:p>
      <text:p text:style-name="Code"><text:span text:style-name="T21"><text:s text:c="8"/></text:span>std::cerr &lt;&lt; "malformed input: target, " &lt;&lt; target_name &lt;&lt;</text:p>
      <text:p text:style-name="Code"><text:span text:style-name="T21"><text:s text:c="21"/></text:span>", must be followed by a dependency name\n";</text:p>
      <text:p text:style-name="Code"><text:span text:style-name="T21"><text:s text:c="6"/></text:span>else</text:p>
      <text:p text:style-name="Code"><text:span text:style-name="T21"><text:s text:c="8"/></text:span>global_variables[target_name.substr(0, equal)] =</text:p>
      <text:p text:style-name="Code"><text:span text:style-name="T21"><text:s text:c="42"/></text:span>target_name.substr(equal+1);</text:p>
      <text:p text:style-name="Code"><text:span text:style-name="T21"><text:s text:c="4"/></text:span>}</text:p>
      <text:p text:style-name="Code"><text:span text:style-name="T21"><text:s text:c="4"/></text:span>// else ignore blank lines</text:p>
      <text:p text:style-name="Code"><text:span text:style-name="T21"><text:s text:c="2"/></text:span>}</text:p>
      <text:p text:style-name="Code">}</text:p>
      <text:p text:style-name="Code"/>
      <text:p text:style-name="Code">int main()</text:p>
      <text:p text:style-name="Code">{</text:p>
      <text:p text:style-name="Code"><text:span text:style-name="T21"><text:s text:c="2"/></text:span>dependency_graph graph{};</text:p>
      <text:p text:style-name="Code"/>
      <text:p text:style-name="Code"><text:span text:style-name="T21"><text:s text:c="2"/></text:span>parse_graph(std::cin, graph);</text:p>
      <text:p text:style-name="Code"/>
      <text:p text:style-name="Code"><text:span text:style-name="T21"><text:s text:c="2"/></text:span>try {</text:p>
      <text:p text:style-name="Code"><text:span text:style-name="T21"><text:s text:c="4"/></text:span>// Get the sorted artifacts in reverse order.</text:p>
      <text:p text:style-name="Code">
<text:span text:style-name="Code_20_Bold">
<text:span text:style-name="T8">
<text:s text:c="4"/>
</text:span>
</text:span>
<text:span text:style-name="Code_20_Bold">
<text:span text:style-name="T7">std::vector&lt;artifact&gt; sorted{};</text:span>
</text:span>
</text:p>
      <text:p text:style-name="Code"><text:span text:style-name="T21"><text:s text:c="4"/></text:span>graph.sort(std::back_inserter(sorted));</text:p>
      <text:p text:style-name="Code"/>
      <text:p text:style-name="Code"><text:soft-page-break/><text:span text:style-name="T21"><text:s text:c="4"/></text:span>// Then print the artifacts in the correct order.</text:p>
      <text:p text:style-name="Code"><text:span text:style-name="T21"><text:s text:c="4"/></text:span>for (auto it(sorted.rbegin()), end(sorted.rend());</text:p>
      <text:p text:style-name="Code"><text:span text:style-name="T21"><text:s text:c="9"/></text:span>it != end;</text:p>
      <text:p text:style-name="Code"><text:span text:style-name="T21"><text:s text:c="9"/></text:span>++it)</text:p>
      <text:p text:style-name="Code"><text:span text:style-name="T21"><text:s text:c="4"/></text:span>{</text:p>
      <text:p text:style-name="Code">
<text:span text:style-name="Code_20_Bold">
<text:span text:style-name="T8">
<text:s text:c="6"/>
</text:span>
</text:span>
<text:span text:style-name="Code_20_Bold">
<text:span text:style-name="T7">std::cout &lt;&lt; it-&gt;name() &lt;&lt; '\n';</text:span>
</text:span>
</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
<text:span text:style-name="T2">As you can see, the code that uses </text:span>
<text:span text:style-name="Code_20_Inline">
<text:span text:style-name="T2">artifact</text:span>
</text:span>
<text:span text:style-name="T2"> objects is simpler and easier to read. The complexity of managing pointers is pushed down into the </text:span>
<text:span text:style-name="Code_20_Inline">
<text:span text:style-name="T2">artifact</text:span>
</text:span>
<text:span text:style-name="T2"> and </text:span>
<text:span text:style-name="Code_20_Inline">
<text:span text:style-name="T2">artifact_impl</text:span>
</text:span>
<text:span text:style-name="T2"> classes. In this manner, the complexity is kept contained in one place and not spread throughout the application. Because the code that uses </text:span>
<text:span text:style-name="Code_20_Inline">
<text:span text:style-name="T2">artifact</text:span>
</text:span>
<text:span text:style-name="T2"> is now simpler, it is less likely to contain errors. Because the complexity is localized, it is easier to review and test thoroughly. The cost is a little more development time to write two classes instead of one, and a little more maintenance effort because any time a new function is needed in the </text:span>
<text:span text:style-name="Code_20_Inline">
<text:span text:style-name="T2">artifact</text:span>
</text:span>
<text:span text:style-name="T2"> public interface, that function must also be added to </text:span>
<text:span text:style-name="Code_20_Inline">
<text:span text:style-name="T2">artifact_impl</text:span>
</text:span>
<text:span text:style-name="T2">. In many, many situations, the benefits far outweigh the costs, which is why this idiom is so popular.</text:span>
</text:p>
      <text:p text:style-name="Text_20_body">
<text:span text:style-name="T2">The new </text:span>
<text:span text:style-name="Code_20_Inline">
<text:span text:style-name="T2">artifact</text:span>
</text:span>
<text:span text:style-name="T2"> class is easy to use because you can use it the same way you use an </text:span>
<text:span text:style-name="Code_20_Inline">
<text:span text:style-name="T2">int</text:span>
</text:span>
<text:span text:style-name="T2">. That is, you can copy it, assign it, store it in a container, etc., without concern about the size of an </text:span>
<text:span text:style-name="Code_20_Inline">
<text:span text:style-name="T2">artifact</text:span>
</text:span>
<text:span text:style-name="T2"> object or the cost of copying it. Instead of treating an </text:span>
<text:span text:style-name="Code_20_Inline">
<text:span text:style-name="T2">artifact</text:span>
</text:span>
<text:span text:style-name="T2"> as a big, fat object, or as a dangerous pointer, you can treat it as a value. Defining a class with </text:span>
<text:span text:style-name="Emphasis">
<text:span text:style-name="T2">value semantics</text:span>
</text:span>
<text:span text:style-name="T2"> makes it easy to use. Although it was more work to implement, the value </text:span>
<text:span text:style-name="Code_20_Inline">
<text:span text:style-name="T2">artifact</text:span>
</text:span>
<text:span text:style-name="T2"> is the easiest incarnation to use for writing the application.</text:span>
</text:p>
      <text:h text:style-name="Heading_20_1" text:outline-level="1">Iterators</text:h>
      <text:p text:style-name="Body_20_Text_20_First">Perhaps you’ve noticed the similarity between iterator syntax and pointer syntax. The C++ committee deliberately designed iterators to mimic pointers. Indeed a pointer meets all the requirements of a random-access iterator, so you can use all the standard algorithms with a C-style array:</text:p>
      <text:p text:style-name="Code">int data[4];</text:p>
      <text:p text:style-name="Code">std::fill(data, data + 4, 42);</text:p>
      <text:p text:style-name="P1">Thus, iterators are a form of smart pointer. Iterators are especially smart because they come in five distinct flavors (see Exploration 44 for a reminder). Random access iterators are just like pointers; other kinds of iterators have less functionality, so they are smart by being dumb.</text:p>
      <text:p text:style-name="P1">Iterators can be just as dangerous as pointers. In their pure form, iterators are nearly as unchecked, wild, and raw as pointers. After all, iterators do not prevent you from advancing too far, from dereferencing an uninitialized iterator, from comparing iterators that point to different containers, etc. The list of unsafe practices with iterators is quite extensive. </text:p>
      <text:p text:style-name="P1">Because these errors result in undefined behavior, a library implementor is free to choose any result for each kind of error. In the interest of performance, most libraries do not implement additional safety checks, and push that back on the programmer who can decide on his or her preference for a safety/performance trade-off.</text:p>
      <text:p text:style-name="Text_20_body">
<text:soft-page-break/>
<text:span text:style-name="T2">If the programmer prefers safety to performance, some library implementations offer a debugging version that implements a number of safety checks. The debugging version of the standard library can check that iterators do refer to the same container when comparing the iterators, and throw an exception </text:span>
<text:span text:style-name="T2">if they do not. An iterator is allowed to check that it is valid before honoring the dereference (</text:span>
<text:span text:style-name="Code_20_Inline">
<text:span text:style-name="T2">*</text:span>
</text:span>
<text:span text:style-name="T2">) operator. An iterator can ensure that it does not advance past the end of a container.</text:span>
</text:p>
      <text:p text:style-name="P1">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p text:style-name="P1">This completes your tour of pointers and memory. The next topic gets down into the bits <text:change-start text:change-id="ct144154720"/><text:span text:style-name="T30">and</text:span><text:change-end text:change-id="ct144154720"/><text:change text:change-id="ct161098784"/> bytes of C++.</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43c65"/>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3 </text:span>
<text:span text:style-name="MT2"></text:span>
<text:span text:style-name="MT3"> Smart Pointers</text:span>
</text:p>
      </style:header>
      <style:header-left style:display="false">
        <text:p text:style-name="Header">
<text:span text:style-name="MT3">CHAPTER 63 </text:span>
<text:span text:style-name="MT2"></text:span>
<text:span text:style-name="MT3"> Smart Pointer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tracked-changes>
          <text:changed-region xml:id="ct151303216" text:id="ct151303216">
            <text:deletion>
              <office:change-info>
                <dc:creator>Ray Lischner</dc:creator>
                <dc:date>2013-11-09T11:03:00</dc:date>
              </office:change-info>
              <text:p text:style-name="MP3">C H A P T E R</text:p>
            </text:deletion>
          </text:changed-region>
          <text:changed-region xml:id="ct160061344" text:id="ct160061344">
            <text:insertion>
              <office:change-info>
                <dc:creator>Ray Lischner</dc:creator>
                <dc:date>2013-11-09T11:03: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1303216"/><text:change-start text:change-id="ct160061344"/><text:span text:style-name="MT4">E X P L O R A T I O N</text:span><text:change-end text:change-id="ct160061344"/><text:s/>63</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7:00</meta:creation-date>
    <dc:creator>Ray Lischner</dc:creator>
    <dc:date>2013-11-09T11:25:25</dc:date>
    <meta:print-date>2009-03-19T10:05:00</meta:print-date>
    <meta:editing-cycles>13</meta:editing-cycles>
    <meta:editing-duration>PT34M2S</meta:editing-duration>
    <meta:generator>LibreOffice/4.0-5$Linux_X86_64 LibreOffice_project/400m0$Build-305</meta:generator>
    <meta:document-statistic meta:table-count="0" meta:image-count="0" meta:object-count="0" meta:page-count="10" meta:paragraph-count="263" meta:word-count="3012" meta:character-count="20801" meta:non-whitespace-character-count="17526"/>
    <meta:user-defined meta:name="Chapter Number">6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